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1.17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1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5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5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1:Sheet1.AMJ3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Jones</meta:initial-creator>
    <meta:creation-date>2014-12-19T19:04:50.978139000</meta:creation-date>
    <dc:date>2014-12-19T22:36:52.317068826</dc:date>
    <dc:creator>Stuart Jones</dc:creator>
    <meta:editing-duration>PT1H1M6S</meta:editing-duration>
    <meta:editing-cycles>9</meta:editing-cycles>
    <meta:generator>LibreOffice/4.2.7.2$Linux_X86_64 LibreOffice_project/420m0$Build-2</meta:generator>
    <meta:document-statistic meta:table-count="1" meta:cell-count="1046" meta:object-count="0"/>
  </office:meta>
</office:document-meta>
</file>